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B60000005159D5B46D3E059B9B.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top="0in" fo:margin-bottom="0in" table:align="center" style:writing-mode="lr-tb"/>
    </style:style>
    <style:style style:name="Table1.A" style:family="table-column">
      <style:table-column-properties style:column-width="6.65in"/>
    </style:style>
    <style:style style:name="Table1.1" style:family="table-row">
      <style:table-row-properties fo:keep-together="auto"/>
    </style:style>
    <style:style style:name="Table1.A1" style:family="table-cell">
      <style:table-cell-properties style:vertical-align="middle" fo:background-color="#000000" fo:padding-left="0.075in" fo:padding-right="0.075in" fo:padding-top="0in" fo:padding-bottom="0in" fo:border="0.5pt solid #000000">
        <style:background-image/>
      </style:table-cell-properties>
    </style:style>
    <style:style style:name="Table1.A2" style:family="table-cell">
      <style:table-cell-properties style:vertical-align="middle" fo:padding-left="0.075in" fo:padding-right="0.075in" fo:padding-top="0in" fo:padding-bottom="0in" fo:border="1pt solid #000000"/>
    </style:style>
    <style:style style:name="P1" style:family="paragraph" style:parent-style-name="Heading_20_1">
      <style:paragraph-properties fo:text-align="center" style:justify-single-word="false"/>
    </style:style>
    <style:style style:name="P2" style:family="paragraph" style:parent-style-name="Heading_20_1">
      <style:paragraph-properties fo:margin-top="0.1665in" fo:margin-bottom="0.1665in" loext:contextual-spacing="false" fo:text-align="center" style:justify-single-word="false"/>
    </style:style>
    <style:style style:name="P3" style:family="paragraph" style:parent-style-name="Heading_20_1">
      <style:paragraph-properties fo:text-align="center" style:justify-single-word="false" fo:break-before="page"/>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ffffff" fo:font-weight="bold" style:font-weight-asian="bold" style:font-weight-complex="bold"/>
    </style:style>
    <style:style style:name="P6"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7" style:family="paragraph" style:parent-style-name="Standard">
      <style:text-properties style:font-name="Times New Roman" style:font-name-complex="Times New Roman1"/>
    </style:style>
    <style:style style:name="P8"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2.8661in"/>
        </style:tab-stops>
      </style:paragraph-properties>
    </style:style>
    <style:style style:name="P12" style:family="paragraph" style:parent-style-name="Standard">
      <style:paragraph-properties>
        <style:tab-stops>
          <style:tab-stop style:position="2.8661in"/>
        </style:tab-stops>
      </style:paragraph-properties>
    </style:style>
    <style:style style:name="P13" style:family="paragraph" style:parent-style-name="Standard">
      <style:paragraph-properties style:line-height-at-least="0.198in"/>
    </style:style>
    <style:style style:name="P14" style:family="paragraph" style:parent-style-name="Standard">
      <style:paragraph-properties fo:margin-top="0.1665in" fo:margin-bottom="0.1665in" loext:contextual-spacing="false" fo:line-height="100%" fo:text-align="center" style:justify-single-word="false"/>
    </style:style>
    <style:style style:name="P15" style:family="paragraph" style:parent-style-name="Standard">
      <style:paragraph-properties fo:margin-top="0.1665in" fo:margin-bottom="0.1665in" loext:contextual-spacing="false" fo:line-height="100%" fo:text-align="center" style:justify-single-word="false"/>
      <style:text-properties style:font-name="Times New Roman" fo:font-size="16pt" fo:font-weight="bold" style:font-size-asian="16pt" style:font-weight-asian="bold" style:font-name-complex="Times New Roman1" style:font-size-complex="18pt"/>
    </style:style>
    <style:style style:name="P16" style:family="paragraph" style:parent-style-name="Standard">
      <style:paragraph-properties fo:margin-top="0.1665in" fo:margin-bottom="0.1665in" loext:contextual-spacing="false" fo:line-height="100%" fo:text-align="center" style:justify-single-word="false"/>
      <style:text-properties style:font-name="Times New Roman" fo:font-size="16pt" fo:font-weight="bold" officeooo:rsid="0009be26" officeooo:paragraph-rsid="0009be26" style:font-size-asian="16pt" style:font-weight-asian="bold" style:font-name-complex="Times New Roman1" style:font-size-complex="18pt"/>
    </style:style>
    <style:style style:name="P17" style:family="paragraph" style:parent-style-name="Standard">
      <style:paragraph-properties fo:margin-left="2.8661in" fo:margin-right="0in" fo:text-align="justify" style:justify-single-word="false" fo:text-indent="-2.8661in" style:auto-text-indent="false">
        <style:tab-stops>
          <style:tab-stop style:position="2.8661in"/>
        </style:tab-stops>
      </style:paragraph-properties>
    </style:style>
    <style:style style:name="P18" style:family="paragraph" style:parent-style-name="Standard">
      <loext:graphic-properties draw:fill="solid" draw:fill-color="#ffffff"/>
      <style:paragraph-properties fo:margin-top="0in" fo:margin-bottom="0.1665in" loext:contextual-spacing="false" fo:line-height="100%" fo:background-color="#ffffff"/>
    </style:style>
    <style:style style:name="P19" style:family="paragraph" style:parent-style-name="Standard" style:list-style-name="">
      <loext:graphic-properties draw:fill="solid" draw:fill-color="#ffffff"/>
      <style:paragraph-properties fo:margin-top="0.25in" fo:margin-bottom="0.1665in" loext:contextual-spacing="false" fo:line-height="100%" fo:background-color="#ffffff"/>
    </style:style>
    <style:style style:name="P20" style:family="paragraph" style:parent-style-name="Standard" style:list-style-name="WWNum15">
      <loext:graphic-properties draw:fill="solid" draw:fill-color="#ffffff"/>
      <style:paragraph-properties fo:margin-top="0.1945in" fo:margin-bottom="0in" loext:contextual-spacing="false" fo:line-height="100%" fo:background-color="#ffffff"/>
    </style:style>
    <style:style style:name="P21" style:family="paragraph" style:parent-style-name="Standard" style:list-style-name="WWNum15">
      <loext:graphic-properties draw:fill="solid" draw:fill-color="#ffffff"/>
      <style:paragraph-properties fo:margin-top="0.0417in" fo:margin-bottom="0.1945in" loext:contextual-spacing="false" fo:line-height="100%" fo:background-color="#ffffff"/>
    </style:style>
    <style:style style:name="P22" style:family="paragraph" style:parent-style-name="Standard">
      <loext:graphic-properties draw:fill="solid" draw:fill-color="#ffffff"/>
      <style:paragraph-properties fo:margin-top="0.0417in" fo:margin-bottom="0.1945in" loext:contextual-spacing="false" fo:line-height="100%" fo:background-color="#ffffff"/>
    </style:style>
    <style:style style:name="P23" style:family="paragraph" style:parent-style-name="Standard">
      <style:paragraph-properties fo:margin-top="0in" fo:margin-bottom="0in" loext:contextual-spacing="false" fo:line-height="200%"/>
      <style:text-properties fo:font-weight="bold" style:font-weight-asian="bold" style:font-weight-complex="bold"/>
    </style:style>
    <style:style style:name="P24" style:family="paragraph" style:parent-style-name="Standard">
      <style:paragraph-properties fo:margin-top="0in" fo:margin-bottom="0in" loext:contextual-spacing="false" style:line-height-at-least="0.198in"/>
      <style:text-properties fo:color="#333333" style:font-name="Droid Sans Mono" fo:font-size="10.5pt" fo:font-weight="normal" fo:background-color="#fafafa"/>
    </style:style>
    <style:style style:name="P25" style:family="paragraph" style:parent-style-name="Standard">
      <style:paragraph-properties fo:margin-top="0in" fo:margin-bottom="0in" loext:contextual-spacing="false" fo:line-height="200%"/>
      <style:text-properties fo:color="#333333" style:font-name="Droid Sans Mono" fo:font-size="10.5pt" fo:font-weight="normal" fo:background-color="#fafafa" style:font-weight-asian="bold" style:font-weight-complex="bold"/>
    </style:style>
    <style:style style:name="P26" style:family="paragraph" style:parent-style-name="Standard">
      <style:paragraph-properties fo:margin-top="0in" fo:margin-bottom="0in" loext:contextual-spacing="false" style:line-height-at-least="0.198in"/>
      <style:text-properties fo:color="#383a42" style:font-name="Droid Sans Mono" fo:font-size="10.5pt" fo:font-weight="normal" fo:background-color="#fafafa"/>
    </style:style>
    <style:style style:name="P27" style:family="paragraph" style:parent-style-name="Standard">
      <style:paragraph-properties fo:margin-top="0in" fo:margin-bottom="0in" loext:contextual-spacing="false" style:line-height-at-least="0.198in"/>
      <style:text-properties fo:color="#a626a4" style:font-name="Droid Sans Mono" fo:font-size="10.5pt" fo:font-weight="normal" fo:background-color="#fafafa"/>
    </style:style>
    <style:style style:name="P28" style:family="paragraph" style:parent-style-name="Standard">
      <style:paragraph-properties fo:margin-top="0in" fo:margin-bottom="0in" loext:contextual-spacing="false" style:line-height-at-least="0.198in"/>
    </style:style>
    <style:style style:name="T1" style:family="text">
      <style:text-properties style:font-name="Times New Roman" style:font-name-complex="Times New Roman1"/>
    </style:style>
    <style:style style:name="T2" style:family="text">
      <style:text-properties style:font-name="Times New Roman" fo:font-size="16pt" fo:font-weight="bold" style:font-size-asian="16pt" style:font-weight-asian="bold" style:font-name-complex="Times New Roman1" style:font-size-complex="18pt"/>
    </style:style>
    <style:style style:name="T3" style:family="text">
      <style:text-properties style:font-name="Times New Roman" fo:font-size="14pt" style:font-size-asian="14pt" style:font-name-complex="Times New Roman1"/>
    </style:style>
    <style:style style:name="T4" style:family="text">
      <style:text-properties style:font-name="Times New Roman" fo:font-size="14pt" style:text-underline-style="solid" style:text-underline-width="auto" style:text-underline-color="font-color" style:font-size-asian="14pt" style:font-name-complex="Times New Roman1"/>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style:font-size-asian="12pt" style:font-name-complex="Times New Roman1" style:font-size-complex="18pt"/>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8pt"/>
    </style:style>
    <style:style style:name="T11" style:family="text">
      <style:text-properties style:font-name="Times New Roman" fo:font-size="12pt" style:font-name-asian="Calibri1" style:font-size-asian="12pt" style:font-name-complex="Times New Roman1" style:font-size-complex="12pt"/>
    </style:style>
    <style:style style:name="T12" style:family="text">
      <style:text-properties fo:color="#000000" style:font-name="Times New Roman" fo:font-size="12pt" fo:background-color="#ffffff" loext:char-shading-value="0" style:font-size-asian="12pt" style:font-name-complex="Times New Roman1" style:font-size-complex="12pt"/>
    </style:style>
    <style:style style:name="T13" style:family="text">
      <style:text-properties fo:color="#000000" style:font-name="Times New Roman" fo:font-size="12pt" style:font-name-asian="Times New Roman1" style:font-size-asian="12pt" style:font-name-complex="Times New Roman1" style:font-size-complex="12pt"/>
    </style:style>
    <style:style style:name="T14"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5" style:family="text">
      <style:text-properties fo:color="#000000" style:font-name="Times New Roman" fo:font-size="12pt" style:font-size-asian="12pt" style:font-name-complex="Times New Roman1" style:font-size-complex="12pt"/>
    </style:style>
    <style:style style:name="T16" style:family="text">
      <style:text-properties fo:color="#000000" style:font-name="Times New Roman" fo:font-weight="bold" fo:background-color="#ffffff" loext:char-shading-value="0" style:font-weight-asian="bold" style:font-name-complex="Times New Roman1"/>
    </style:style>
    <style:style style:name="T17" style:family="text">
      <style:text-properties fo:color="#000000" style:font-name="Times New Roman" fo:background-color="#ffffff" loext:char-shading-value="0" style:font-name-complex="Times New Roman1"/>
    </style:style>
    <style:style style:name="T18" style:family="text">
      <style:text-properties fo:color="#000000" style:font-name="Times New Roman" style:font-name-asian="Times New Roman1" style:font-name-complex="Times New Roman1"/>
    </style:style>
    <style:style style:name="T19" style:family="text">
      <style:text-properties style:font-name="Cambria"/>
    </style:style>
    <style:style style:name="T20" style:family="text">
      <style:text-properties fo:color="#a626a4"/>
    </style:style>
    <style:style style:name="T21" style:family="text">
      <style:text-properties fo:color="#383a42"/>
    </style:style>
    <style:style style:name="T22" style:family="text">
      <style:text-properties fo:color="#0184bc"/>
    </style:style>
    <style:style style:name="T23" style:family="text">
      <style:text-properties fo:color="#50a14f"/>
    </style:style>
    <style:style style:name="T24" style:family="text">
      <style:text-properties fo:color="#4078f2"/>
    </style:style>
    <style:style style:name="T25" style:family="text">
      <style:text-properties fo:color="#e45649"/>
    </style:style>
    <style:style style:name="T26" style:family="text">
      <style:text-properties fo:color="#c18401"/>
    </style:style>
    <style:style style:name="T27" style:family="text">
      <style:text-properties fo:color="#98680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Department of Computing<text:line-break/></text:span></text:h>
      <text:p text:style-name="P7"/>
      <text:p text:style-name="P8"/>
      <text:p text:style-name="P14"><text:span text:style-name="T2">CS-213: Advanced Programming</text:span></text:p>
      <text:p text:style-name="P14"><text:span text:style-name="T2">Class: BSCS 7AB</text:span></text:p>
      <text:h text:style-name="P1" text:outline-level="1"><text:span text:style-name="T3">Lab 09: React JS </text:span></text:h>
      <text:p text:style-name="P14"><text:span text:style-name="T2">Date: 14</text:span><text:bookmark text:name="_GoBack"/><text:span text:style-name="T2"> November, 2019</text:span></text:p>
      <text:p text:style-name="P14"><text:span text:style-name="T2">Time: 10:00-01:00pm &amp; 02:00-05:00pm </text:span></text:p>
      <text:p text:style-name="P16">Ali Ather</text:p>
      <text:p text:style-name="P16">211226</text:p>
      <text:p text:style-name="P15"/>
      <text:p text:style-name="P15"/>
      <text:p text:style-name="P15"/>
      <text:h text:style-name="P2" text:outline-level="1"><text:bookmark-start text:name="_Toc331773963"/><text:span text:style-name="T6">Instructor: </text:span><text:bookmark-end text:name="_Toc331773963"/><text:span text:style-name="T6">Dr. Sidra Sultana</text:span></text:h>
      <text:p text:style-name="P9"><text:span text:style-name="T9">Lab Engineer: Ms. Ayesha Asif</text:span></text:p>
      <text:h text:style-name="P1" text:outline-level="1"><text:span text:style-name="T1"><text:s text:c="4"/></text:span><text:tab/></text:h>
      <text:h text:style-name="P3" text:outline-level="1"><text:span text:style-name="T4">Lab 09: React JS</text:span></text:h>
      <text:p text:style-name="P11"><text:span text:style-name="T5">Introduction</text:span></text:p>
      <text:p text:style-name="P10"><text:span text:style-name="Strong"><text:span text:style-name="T12">React.js</text:span></text:span><text:span text:style-name="T12"> allows us to express how our app should look at any given point in time. React will automatically manage all UI updates when you’re underlying data changes. </text:span></text:p>
      <text:p text:style-name="P12"><text:span text:style-name="T10">Objectives</text:span></text:p>
      <text:p text:style-name="P10"><text:span text:style-name="T11">This lab will get students familiar with the ReactJS by creating a web application.</text:span></text:p>
      <text:p text:style-name="P17"><text:span text:style-name="T5">Tools/Software Requirement</text:span></text:p>
      <text:p text:style-name="P17"><text:span text:style-name="T8">ReactJs, ExpressJs</text:span></text:p>
      <text:p text:style-name="P12"><text:span text:style-name="T5">Lab Tasks</text:span></text:p>
      <text:p text:style-name="P18"><text:span text:style-name="T13">Build a simple shopping cart prototype that shows how React components can be used to build a friendly user experience with instant visual updates and scalable code in ecommerce applications.</text:span></text:p>
      <text:h text:style-name="P19" text:outline-level="4"><text:span text:style-name="T14">Features</text:span></text:h>
      <text:list xml:id="list3706425581" text:style-name="WWNum15">
        <text:list-item>
          <text:p text:style-name="P20"><text:span text:style-name="T13">Add and remove products from the floating cart</text:span></text:p>
        </text:list-item>
        <text:list-item>
          <text:p text:style-name="P21"><text:span text:style-name="T13">Sort products by highest to lowest and lowest to highest price</text:span></text:p>
        </text:list-item>
      </text:list>
      <text:p text:style-name="P22"><text:span text:style-name="T16">Hint:</text:span><text:span text:style-name="T17"> </text:span></text:p>
      <text:p text:style-name="P22"><text:span text:style-name="T17">You can use React.js as the front-end framework, and a backend server built using Node.js and Express.js</text:span><text:span text:style-name="T18">.</text:span></text:p>
      <table:table table:name="Table1" table:style-name="Table1">
        <table:table-column table:style-name="Table1.A"/>
        <table:table-row table:style-name="Table1.1">
          <table:table-cell table:style-name="Table1.A1" office:value-type="string">
            <text:p text:style-name="P5">Solution</text:p>
          </table:table-cell>
        </table:table-row>
        <table:table-row table:style-name="Table1.1">
          <table:table-cell table:style-name="Table1.A2" office:value-type="string">
            <text:p text:style-name="P23">Task <text:s/>Code:</text:p>
            <text:p text:style-name="P25"><text:span text:style-name="T20">var</text:span> <text:span text:style-name="T21">express</text:span> <text:span text:style-name="T22">=</text:span> <text:span text:style-name="T22">require</text:span><text:span text:style-name="T21">(</text:span><text:span text:style-name="T23">'express'</text:span><text:span text:style-name="T21">)</text:span></text:p>
            <text:p text:style-name="P24"><text:span text:style-name="T20">var</text:span> <text:span text:style-name="T21">app</text:span> <text:span text:style-name="T22">=</text:span> <text:span text:style-name="T24">express</text:span><text:span text:style-name="T21">()</text:span></text:p>
            <text:p text:style-name="P24"><text:span text:style-name="T20">var</text:span> <text:span text:style-name="T21">bodyParser</text:span> <text:span text:style-name="T22">=</text:span> <text:span text:style-name="T22">require</text:span><text:span text:style-name="T21">(</text:span><text:span text:style-name="T23">'body-parser'</text:span><text:span text:style-name="T21">)</text:span></text:p>
            <text:p text:style-name="P28"/>
            <text:p text:style-name="P24"><text:span text:style-name="T20">var</text:span> <text:span text:style-name="T21">mongoose</text:span> <text:span text:style-name="T22">=</text:span> <text:span text:style-name="T22">require</text:span><text:span text:style-name="T21">(</text:span><text:span text:style-name="T23">'mongoose'</text:span><text:span text:style-name="T21">);</text:span></text:p>
            <text:p text:style-name="P24"><text:span text:style-name="T25">mongoose</text:span><text:span text:style-name="T21">.</text:span><text:span text:style-name="T24">connect</text:span><text:span text:style-name="T21">(</text:span><text:span text:style-name="T23">'mongodb://localhost/product-manager'</text:span><text:span text:style-name="T21">);</text:span></text:p>
            <text:p text:style-name="P24"><text:span text:style-name="T20">var</text:span> <text:span text:style-name="T21">userSchema</text:span> <text:span text:style-name="T22">=</text:span> <text:span text:style-name="T25">mongoose</text:span><text:span text:style-name="T21">.</text:span><text:span text:style-name="T24">Schema</text:span><text:span text:style-name="T21">({</text:span> name<text:span text:style-name="T22">:</text:span> <text:span text:style-name="T26">String</text:span><text:span text:style-name="T21">,</text:span> email<text:span text:style-name="T22">:</text:span> <text:span text:style-name="T26">String</text:span><text:span text:style-name="T21">,</text:span> password<text:span text:style-name="T22">:</text:span> <text:span text:style-name="T26">String</text:span><text:span text:style-name="T21">,</text:span> role<text:span text:style-name="T22">:</text:span> <text:span text:style-name="T26">String</text:span> <text:span text:style-name="T21">});</text:span></text:p>
            <text:p text:style-name="P24"><text:span text:style-name="T20">var</text:span> <text:span text:style-name="T21">Users</text:span> <text:span text:style-name="T22">=</text:span> <text:span text:style-name="T25">mongoose</text:span><text:span text:style-name="T21">.</text:span><text:span text:style-name="T24">model</text:span><text:span text:style-name="T21">(</text:span><text:span text:style-name="T23">"Users"</text:span><text:span text:style-name="T21">,</text:span> <text:span text:style-name="T21">userSchema)</text:span></text:p>
            <text:p text:style-name="P28"><text:soft-page-break/></text:p>
            <text:p text:style-name="P24"><text:span text:style-name="T20">var</text:span> <text:span text:style-name="T21">productSchema</text:span> <text:span text:style-name="T22">=</text:span> <text:span text:style-name="T25">mongoose</text:span><text:span text:style-name="T21">.</text:span><text:span text:style-name="T24">Schema</text:span><text:span text:style-name="T21">({</text:span> name<text:span text:style-name="T22">:</text:span> <text:span text:style-name="T26">String</text:span><text:span text:style-name="T21">,</text:span> category<text:span text:style-name="T22">:</text:span> <text:span text:style-name="T26">String</text:span><text:span text:style-name="T21">,</text:span> price<text:span text:style-name="T22">:</text:span> <text:span text:style-name="T26">Number</text:span><text:span text:style-name="T21">,</text:span> sellerId<text:span text:style-name="T22">:</text:span> <text:span text:style-name="T26">String</text:span> <text:span text:style-name="T21">});</text:span></text:p>
            <text:p text:style-name="P24"><text:span text:style-name="T20">var</text:span> <text:span text:style-name="T21">products</text:span> <text:span text:style-name="T22">=</text:span> <text:span text:style-name="T25">mongoose</text:span><text:span text:style-name="T21">.</text:span><text:span text:style-name="T24">model</text:span><text:span text:style-name="T21">(</text:span><text:span text:style-name="T23">"products"</text:span><text:span text:style-name="T21">,</text:span> <text:span text:style-name="T21">productSchema)</text:span></text:p>
            <text:p text:style-name="P28"/>
            <text:p text:style-name="P24"><text:span text:style-name="T25">app</text:span><text:span text:style-name="T21">.</text:span><text:span text:style-name="T24">use</text:span><text:span text:style-name="T21">(</text:span><text:span text:style-name="T25">bodyParser</text:span><text:span text:style-name="T21">.</text:span><text:span text:style-name="T24">json</text:span><text:span text:style-name="T21">())</text:span></text:p>
            <text:p text:style-name="P24"><text:span text:style-name="T25">app</text:span><text:span text:style-name="T21">.</text:span><text:span text:style-name="T24">use</text:span><text:span text:style-name="T21">(</text:span><text:span text:style-name="T25">bodyParser</text:span><text:span text:style-name="T21">.</text:span><text:span text:style-name="T24">urlencoded</text:span><text:span text:style-name="T21">({</text:span> extended<text:span text:style-name="T22">:</text:span> <text:span text:style-name="T27">true</text:span> <text:span text:style-name="T21">}))</text:span></text:p>
            <text:p text:style-name="P28"/>
            <text:p text:style-name="P24"><text:span text:style-name="T25">app</text:span><text:span text:style-name="T21">.</text:span><text:span text:style-name="T24">set</text:span><text:span text:style-name="T21">(</text:span><text:span text:style-name="T23">'view engine'</text:span><text:span text:style-name="T21">,</text:span> <text:span text:style-name="T23">'pug'</text:span><text:span text:style-name="T21">)</text:span></text:p>
            <text:p text:style-name="P24"><text:span text:style-name="T25">app</text:span><text:span text:style-name="T21">.</text:span><text:span text:style-name="T24">set</text:span><text:span text:style-name="T21">(</text:span><text:span text:style-name="T23">'views'</text:span><text:span text:style-name="T21">,</text:span> <text:span text:style-name="T23">'./views'</text:span><text:span text:style-name="T21">)</text:span></text:p>
            <text:p text:style-name="P28"/>
            <text:p text:style-name="P24"><text:span text:style-name="T25">app</text:span><text:span text:style-name="T21">.</text:span><text:span text:style-name="T24">get</text:span><text:span text:style-name="T21">(</text:span><text:span text:style-name="T23">'/'</text:span><text:span text:style-name="T21">,</text:span> <text:span text:style-name="T20">function</text:span> <text:span text:style-name="T21">(req,</text:span> <text:span text:style-name="T21">res)</text:span> <text:span text:style-name="T21">{</text:span></text:p>
            <text:p text:style-name="P24"><text:span text:style-name="T25">res</text:span><text:span text:style-name="T21">.</text:span><text:span text:style-name="T24">render</text:span><text:span text:style-name="T21">(</text:span><text:span text:style-name="T23">'Log in'</text:span><text:span text:style-name="T21">)</text:span></text:p>
            <text:p text:style-name="P26">})</text:p>
            <text:p text:style-name="P28"/>
            <text:p text:style-name="P24"><text:span text:style-name="T25">app</text:span><text:span text:style-name="T21">.</text:span><text:span text:style-name="T24">post</text:span><text:span text:style-name="T21">(</text:span><text:span text:style-name="T23">'/'</text:span><text:span text:style-name="T21">,</text:span> <text:span text:style-name="T20">function</text:span> <text:span text:style-name="T21">(req,</text:span> <text:span text:style-name="T21">res)</text:span> <text:span text:style-name="T21">{</text:span></text:p>
            <text:p text:style-name="P28"/>
            <text:p text:style-name="P24"><text:span text:style-name="T20">var</text:span> <text:span text:style-name="T21">userinfo</text:span> <text:span text:style-name="T22">=</text:span> <text:span text:style-name="T25">req</text:span><text:span text:style-name="T21">.</text:span><text:span text:style-name="T25">body</text:span></text:p>
            <text:p text:style-name="P24"><text:span text:style-name="T26">console</text:span><text:span text:style-name="T21">.</text:span><text:span text:style-name="T22">log</text:span><text:span text:style-name="T21">(userinfo)</text:span></text:p>
            <text:p text:style-name="P28"/>
            <text:p text:style-name="P24"><text:span text:style-name="T20">if</text:span> <text:span text:style-name="T21">(</text:span><text:span text:style-name="T25">userinfo</text:span><text:span text:style-name="T21">.</text:span><text:span text:style-name="T25">password</text:span> <text:span text:style-name="T22">!=</text:span> <text:span text:style-name="T25">userinfo</text:span><text:span text:style-name="T21">.</text:span><text:span text:style-name="T25">cpassword</text:span><text:span text:style-name="T21">)</text:span></text:p>
            <text:p text:style-name="P24"><text:span text:style-name="T25">res</text:span><text:span text:style-name="T21">.</text:span><text:span text:style-name="T24">render</text:span><text:span text:style-name="T21">(</text:span><text:span text:style-name="T23">'Sign up'</text:span><text:span text:style-name="T21">,</text:span> <text:span text:style-name="T21">{</text:span> message<text:span text:style-name="T22">:</text:span> <text:span text:style-name="T23">"passwords do not match"</text:span><text:span text:style-name="T21">,</text:span> type<text:span text:style-name="T22">:</text:span> <text:span text:style-name="T23">"error"</text:span> <text:span text:style-name="T21">})</text:span></text:p>
            <text:p text:style-name="P28"/>
            <text:p text:style-name="P24"><text:span text:style-name="T20">else</text:span> <text:span text:style-name="T21">{</text:span></text:p>
            <text:p text:style-name="P28"/>
            <text:p text:style-name="P24"><text:span text:style-name="T20">if</text:span> <text:span text:style-name="T21">(</text:span><text:span text:style-name="T25">userinfo</text:span><text:span text:style-name="T21">.</text:span><text:span text:style-name="T25">seller</text:span> <text:span text:style-name="T22">==</text:span> <text:span text:style-name="T23">'Sign Up as a Seller'</text:span><text:span text:style-name="T21">)</text:span></text:p>
            <text:p text:style-name="P24"><text:span text:style-name="T20">var</text:span> <text:span text:style-name="T21">userrole</text:span> <text:span text:style-name="T22">=</text:span> <text:span text:style-name="T23">'seller'</text:span></text:p>
            <text:p text:style-name="P28"/>
            <text:p text:style-name="P27">else</text:p>
            <text:p text:style-name="P24"><text:span text:style-name="T20">var</text:span> <text:span text:style-name="T21">userrole</text:span> <text:span text:style-name="T22">=</text:span> <text:span text:style-name="T23">'buyer'</text:span></text:p>
            <text:p text:style-name="P28"/>
            <text:p text:style-name="P24"><text:span text:style-name="T20">var</text:span> <text:span text:style-name="T21">newUser</text:span> <text:span text:style-name="T22">=</text:span> <text:span text:style-name="T20">new</text:span> <text:span text:style-name="T26">Users</text:span><text:span text:style-name="T21">({</text:span> name<text:span text:style-name="T22">:</text:span> <text:span text:style-name="T25">userinfo</text:span><text:span text:style-name="T21">.</text:span><text:span text:style-name="T25">name</text:span><text:span text:style-name="T21">,</text:span> email<text:span text:style-name="T22">:</text:span> <text:span text:style-name="T25">userinfo</text:span><text:span text:style-name="T21">.</text:span><text:span text:style-name="T25">email</text:span><text:span text:style-name="T21">,</text:span> password<text:span text:style-name="T22">:</text:span> <text:span text:style-name="T25">userinfo</text:span><text:span text:style-name="T21">.</text:span><text:span text:style-name="T25">password</text:span><text:span text:style-name="T21">,</text:span> role<text:span text:style-name="T22">:</text:span> <text:span text:style-name="T21">userrole</text:span> <text:span text:style-name="T21">});</text:span></text:p>
            <text:p text:style-name="P24"><text:span text:style-name="T25">newUser</text:span><text:span text:style-name="T21">.</text:span><text:span text:style-name="T24">save</text:span><text:span text:style-name="T21">(</text:span><text:span text:style-name="T20">function</text:span> <text:span text:style-name="T21">(err,</text:span> <text:span text:style-name="T21">Users)</text:span> <text:span text:style-name="T21">{</text:span></text:p>
            <text:p text:style-name="P24"><text:span text:style-name="T20">if</text:span> <text:span text:style-name="T21">(err)</text:span> <text:span text:style-name="T21">{</text:span></text:p>
            <text:p text:style-name="P24"><text:span text:style-name="T25">res</text:span><text:span text:style-name="T21">.</text:span><text:span text:style-name="T24">render</text:span><text:span text:style-name="T21">(</text:span><text:span text:style-name="T23">'Sign up'</text:span><text:span text:style-name="T21">,</text:span> <text:span text:style-name="T21">{</text:span> message<text:span text:style-name="T22">:</text:span> <text:span text:style-name="T23">"Database error"</text:span><text:span text:style-name="T21">,</text:span> type<text:span text:style-name="T22">:</text:span> <text:span text:style-name="T23">"error"</text:span> <text:span text:style-name="T21">});</text:span></text:p>
            <text:p text:style-name="P24"><text:span text:style-name="T21">}</text:span> <text:span text:style-name="T20">else</text:span> <text:span text:style-name="T21">{</text:span></text:p>
            <text:p text:style-name="P24"><text:span text:style-name="T25">res</text:span><text:span text:style-name="T21">.</text:span><text:span text:style-name="T24">render</text:span><text:span text:style-name="T21">(</text:span><text:span text:style-name="T23">'Log in'</text:span><text:span text:style-name="T21">,</text:span> <text:span text:style-name="T21">{</text:span> message<text:span text:style-name="T22">:</text:span> <text:span text:style-name="T23">"Sign up Successful!"</text:span><text:span text:style-name="T21">,</text:span> type<text:span text:style-name="T22">:</text:span> <text:span text:style-name="T23">"success"</text:span> <text:span text:style-name="T21">});</text:span></text:p>
            <text:p text:style-name="P24"><text:span text:style-name="T26">console</text:span><text:span text:style-name="T21">.</text:span><text:span text:style-name="T22">log</text:span><text:span text:style-name="T21">(</text:span><text:span text:style-name="T25">req</text:span><text:span text:style-name="T21">.</text:span><text:span text:style-name="T25">body</text:span><text:span text:style-name="T21">)</text:span></text:p>
            <text:p text:style-name="P26">}</text:p>
            <text:p text:style-name="P28"/>
            <text:p text:style-name="P26">})</text:p>
            <text:p text:style-name="P26">}</text:p>
            <text:p text:style-name="P26"><text:soft-page-break/>})</text:p>
            <text:p text:style-name="P28"/>
            <text:p text:style-name="P24"><text:span text:style-name="T25">app</text:span><text:span text:style-name="T21">.</text:span><text:span text:style-name="T24">post</text:span><text:span text:style-name="T21">(</text:span><text:span text:style-name="T23">'/home'</text:span><text:span text:style-name="T21">,</text:span> <text:span text:style-name="T20">function</text:span> <text:span text:style-name="T21">(req,</text:span> <text:span text:style-name="T21">res)</text:span> <text:span text:style-name="T21">{</text:span></text:p>
            <text:p text:style-name="P28"/>
            <text:p text:style-name="P24"><text:span text:style-name="T20">var</text:span> <text:span text:style-name="T21">userinfo</text:span> <text:span text:style-name="T22">=</text:span> <text:span text:style-name="T25">req</text:span><text:span text:style-name="T21">.</text:span><text:span text:style-name="T25">body</text:span></text:p>
            <text:p text:style-name="P24"><text:span text:style-name="T25">Users</text:span><text:span text:style-name="T21">.</text:span><text:span text:style-name="T24">findOne</text:span><text:span text:style-name="T21">({</text:span> email<text:span text:style-name="T22">:</text:span> <text:span text:style-name="T25">userinfo</text:span><text:span text:style-name="T21">.</text:span><text:span text:style-name="T25">email</text:span><text:span text:style-name="T21">,</text:span> password<text:span text:style-name="T22">:</text:span> <text:span text:style-name="T25">userinfo</text:span><text:span text:style-name="T21">.</text:span><text:span text:style-name="T25">password</text:span> <text:span text:style-name="T21">},</text:span> <text:span text:style-name="T20">function</text:span> <text:span text:style-name="T21">(err,</text:span> <text:span text:style-name="T21">response)</text:span> <text:span text:style-name="T21">{</text:span></text:p>
            <text:p text:style-name="P28"/>
            <text:p text:style-name="P24"><text:span text:style-name="T20">if</text:span> <text:span text:style-name="T21">(err</text:span> <text:span text:style-name="T22">||</text:span> <text:span text:style-name="T21">response</text:span> <text:span text:style-name="T22">==</text:span> <text:span text:style-name="T27">null</text:span><text:span text:style-name="T21">)</text:span> <text:span text:style-name="T21">{</text:span></text:p>
            <text:p text:style-name="P28"/>
            <text:p text:style-name="P24"><text:span text:style-name="T25">res</text:span><text:span text:style-name="T21">.</text:span><text:span text:style-name="T24">render</text:span><text:span text:style-name="T21">(</text:span><text:span text:style-name="T23">"Log in"</text:span><text:span text:style-name="T21">,</text:span> <text:span text:style-name="T21">{</text:span> message<text:span text:style-name="T22">:</text:span> <text:span text:style-name="T23">"Invalid Id or password!"</text:span><text:span text:style-name="T21">,</text:span> type<text:span text:style-name="T22">:</text:span> <text:span text:style-name="T23">"error"</text:span> <text:span text:style-name="T21">})</text:span></text:p>
            <text:p text:style-name="P24"><text:span text:style-name="T21">}</text:span> <text:span text:style-name="T20">else</text:span> <text:span text:style-name="T21">{</text:span></text:p>
            <text:p text:style-name="P24"><text:span text:style-name="T25">products</text:span><text:span text:style-name="T21">.</text:span><text:span text:style-name="T24">find</text:span><text:span text:style-name="T21">({},</text:span> <text:span text:style-name="T20">function</text:span> <text:span text:style-name="T21">(err,</text:span> <text:span text:style-name="T21">result)</text:span> <text:span text:style-name="T21">{</text:span></text:p>
            <text:p text:style-name="P28"/>
            <text:p text:style-name="P24"><text:span text:style-name="T20">if</text:span> <text:span text:style-name="T21">(err)</text:span></text:p>
            <text:p text:style-name="P24"><text:span text:style-name="T20">throw</text:span> <text:span text:style-name="T21">err;</text:span></text:p>
            <text:p text:style-name="P28"/>
            <text:p text:style-name="P24"><text:span text:style-name="T25">res</text:span><text:span text:style-name="T21">.</text:span><text:span text:style-name="T24">render</text:span><text:span text:style-name="T21">(</text:span><text:span text:style-name="T23">"home"</text:span><text:span text:style-name="T21">,</text:span> <text:span text:style-name="T21">{</text:span> products<text:span text:style-name="T22">:</text:span> <text:span text:style-name="T21">result,</text:span> user<text:span text:style-name="T22">:</text:span> <text:span text:style-name="T21">response,</text:span> type<text:span text:style-name="T22">:</text:span> <text:span text:style-name="T23">"success"</text:span> <text:span text:style-name="T21">})</text:span></text:p>
            <text:p text:style-name="P28"/>
            <text:p text:style-name="P26">})</text:p>
            <text:p text:style-name="P26">}</text:p>
            <text:p text:style-name="P28"/>
            <text:p text:style-name="P26">})</text:p>
            <text:p text:style-name="P28"/>
            <text:p text:style-name="P26">})</text:p>
            <text:p text:style-name="P28"/>
            <text:p text:style-name="P24"><text:span text:style-name="T25">app</text:span><text:span text:style-name="T21">.</text:span><text:span text:style-name="T24">post</text:span><text:span text:style-name="T21">(</text:span><text:span text:style-name="T23">'/save'</text:span><text:span text:style-name="T21">,</text:span> <text:span text:style-name="T20">function</text:span> <text:span text:style-name="T21">(req,</text:span> <text:span text:style-name="T21">res)</text:span> <text:span text:style-name="T21">{</text:span></text:p>
            <text:p text:style-name="P28"/>
            <text:p text:style-name="P24"><text:span text:style-name="T20">var</text:span> <text:span text:style-name="T21">info</text:span> <text:span text:style-name="T22">=</text:span> <text:span text:style-name="T25">req</text:span><text:span text:style-name="T21">.</text:span><text:span text:style-name="T25">body</text:span></text:p>
            <text:p text:style-name="P28"/>
            <text:p text:style-name="P24"><text:span text:style-name="T20">var</text:span> <text:span text:style-name="T21">newProduct</text:span> <text:span text:style-name="T22">=</text:span> <text:span text:style-name="T20">new</text:span> <text:span text:style-name="T26">products</text:span><text:span text:style-name="T21">({</text:span> name<text:span text:style-name="T22">:</text:span> <text:span text:style-name="T25">info</text:span><text:span text:style-name="T21">.</text:span><text:span text:style-name="T25">product_name</text:span><text:span text:style-name="T21">,</text:span> category<text:span text:style-name="T22">:</text:span> <text:span text:style-name="T25">info</text:span><text:span text:style-name="T21">.</text:span><text:span text:style-name="T25">product_category</text:span><text:span text:style-name="T21">,</text:span> price<text:span text:style-name="T22">:</text:span> <text:span text:style-name="T25">info</text:span><text:span text:style-name="T21">.</text:span><text:span text:style-name="T25">product_price</text:span><text:span text:style-name="T21">,</text:span> sellerId<text:span text:style-name="T22">:</text:span> <text:span text:style-name="T25">info</text:span><text:span text:style-name="T21">.</text:span><text:span text:style-name="T25">id</text:span> <text:span text:style-name="T21">});</text:span></text:p>
            <text:p text:style-name="P24"><text:span text:style-name="T25">newProduct</text:span><text:span text:style-name="T21">.</text:span><text:span text:style-name="T24">save</text:span><text:span text:style-name="T21">(</text:span><text:span text:style-name="T20">function</text:span> <text:span text:style-name="T21">(err,</text:span> <text:span text:style-name="T21">product)</text:span> <text:span text:style-name="T21">{</text:span></text:p>
            <text:p text:style-name="P24"><text:span text:style-name="T20">if</text:span> <text:span text:style-name="T21">(err)</text:span> <text:span text:style-name="T21">{</text:span></text:p>
            <text:p text:style-name="P24"><text:span text:style-name="T25">res</text:span><text:span text:style-name="T21">.</text:span><text:span text:style-name="T24">render</text:span><text:span text:style-name="T21">(</text:span><text:span text:style-name="T23">'home'</text:span><text:span text:style-name="T21">,</text:span> <text:span text:style-name="T21">{</text:span> message<text:span text:style-name="T22">:</text:span> <text:span text:style-name="T23">"Database error"</text:span><text:span text:style-name="T21">,</text:span> type<text:span text:style-name="T22">:</text:span> <text:span text:style-name="T23">"error"</text:span> <text:span text:style-name="T21">});</text:span></text:p>
            <text:p text:style-name="P24"><text:span text:style-name="T21">}</text:span> <text:span text:style-name="T20">else</text:span> <text:span text:style-name="T21">{</text:span></text:p>
            <text:p text:style-name="P28"/>
            <text:p text:style-name="P24"><text:span text:style-name="T25">Users</text:span><text:span text:style-name="T21">.</text:span><text:span text:style-name="T24">findOne</text:span><text:span text:style-name="T21">({</text:span> _id<text:span text:style-name="T22">:</text:span> <text:span text:style-name="T25">info</text:span><text:span text:style-name="T21">.</text:span><text:span text:style-name="T25">id</text:span> <text:span text:style-name="T21">},</text:span> <text:span text:style-name="T20">function</text:span> <text:span text:style-name="T21">(err,</text:span> <text:span text:style-name="T21">user)</text:span> <text:span text:style-name="T21">{</text:span></text:p>
            <text:p text:style-name="P28"/>
            <text:p text:style-name="P24"><text:span text:style-name="T25">products</text:span><text:span text:style-name="T21">.</text:span><text:span text:style-name="T24">find</text:span><text:span text:style-name="T21">({},</text:span> <text:span text:style-name="T20">function</text:span> <text:span text:style-name="T21">(err,</text:span> <text:span text:style-name="T21">prod)</text:span> <text:span text:style-name="T21">{</text:span></text:p>
            <text:p text:style-name="P28"/>
            <text:p text:style-name="P24"><text:span text:style-name="T25">res</text:span><text:span text:style-name="T21">.</text:span><text:span text:style-name="T24">render</text:span><text:span text:style-name="T21">(</text:span><text:span text:style-name="T23">'home'</text:span><text:span text:style-name="T21">,</text:span> <text:span text:style-name="T21">{</text:span> user<text:span text:style-name="T22">:</text:span> <text:span text:style-name="T21">user,</text:span> products<text:span text:style-name="T22">:</text:span> <text:span text:style-name="T21">prod</text:span> <text:span text:style-name="T21">})</text:span></text:p>
            <text:p text:style-name="P28"/>
            <text:p text:style-name="P26"><text:soft-page-break/>})</text:p>
            <text:p text:style-name="P26">})</text:p>
            <text:p text:style-name="P28"/>
            <text:p text:style-name="P26">}</text:p>
            <text:p text:style-name="P28"/>
            <text:p text:style-name="P26">})</text:p>
            <text:p text:style-name="P28"/>
            <text:p text:style-name="P26">})</text:p>
            <text:p text:style-name="P13"/>
            <text:p text:style-name="P24"><text:span text:style-name="T25">app</text:span><text:span text:style-name="T21">.</text:span><text:span text:style-name="T24">all</text:span><text:span text:style-name="T21">(</text:span><text:span text:style-name="T23">'/signup'</text:span><text:span text:style-name="T21">,</text:span> <text:span text:style-name="T20">function</text:span> <text:span text:style-name="T21">(req,</text:span> <text:span text:style-name="T21">res)</text:span> <text:span text:style-name="T21">{</text:span></text:p>
            <text:p text:style-name="P24"><text:span text:style-name="T25">res</text:span><text:span text:style-name="T21">.</text:span><text:span text:style-name="T24">render</text:span><text:span text:style-name="T21">(</text:span><text:span text:style-name="T23">'Sign up'</text:span><text:span text:style-name="T21">)</text:span></text:p>
            <text:p text:style-name="P24"><text:span text:style-name="T26">console</text:span><text:span text:style-name="T21">.</text:span><text:span text:style-name="T22">log</text:span><text:span text:style-name="T21">(</text:span><text:span text:style-name="T25">req</text:span><text:span text:style-name="T21">.</text:span><text:span text:style-name="T25">body</text:span><text:span text:style-name="T21">)</text:span></text:p>
            <text:p text:style-name="P26">})</text:p>
            <text:p text:style-name="P28"/>
            <text:p text:style-name="P24"><text:span text:style-name="T25">app</text:span><text:span text:style-name="T21">.</text:span><text:span text:style-name="T24">post</text:span><text:span text:style-name="T21">(</text:span><text:span text:style-name="T23">'/update'</text:span><text:span text:style-name="T21">,</text:span> <text:span text:style-name="T20">function</text:span> <text:span text:style-name="T21">(req,</text:span> <text:span text:style-name="T21">res)</text:span> <text:span text:style-name="T21">{</text:span></text:p>
            <text:p text:style-name="P28"/>
            <text:p text:style-name="P24"><text:span text:style-name="T20">var</text:span> <text:span text:style-name="T21">details</text:span> <text:span text:style-name="T22">=</text:span> <text:span text:style-name="T25">req</text:span><text:span text:style-name="T21">.</text:span><text:span text:style-name="T25">body</text:span></text:p>
            <text:p text:style-name="P24"><text:span text:style-name="T20">var</text:span> <text:span text:style-name="T21">edit</text:span> <text:span text:style-name="T22">=</text:span> <text:span text:style-name="T21">{</text:span> name<text:span text:style-name="T22">:</text:span> <text:span text:style-name="T25">details</text:span><text:span text:style-name="T21">.</text:span><text:span text:style-name="T25">product_name</text:span><text:span text:style-name="T21">,</text:span> price<text:span text:style-name="T22">:</text:span> <text:span text:style-name="T25">details</text:span><text:span text:style-name="T21">.</text:span><text:span text:style-name="T25">product_price</text:span><text:span text:style-name="T21">,</text:span> category<text:span text:style-name="T22">:</text:span> <text:span text:style-name="T25">details</text:span><text:span text:style-name="T21">.</text:span><text:span text:style-name="T25">product_category</text:span> <text:span text:style-name="T21">}</text:span></text:p>
            <text:p text:style-name="P24"><text:span text:style-name="T20">var</text:span> <text:span text:style-name="T21">query</text:span> <text:span text:style-name="T22">=</text:span> <text:span text:style-name="T21">{</text:span> _id<text:span text:style-name="T22">:</text:span> <text:span text:style-name="T25">details</text:span><text:span text:style-name="T21">.</text:span><text:span text:style-name="T25">id</text:span> <text:span text:style-name="T21">}</text:span></text:p>
            <text:p text:style-name="P28"/>
            <text:p text:style-name="P24"><text:span text:style-name="T25">products</text:span><text:span text:style-name="T21">.</text:span><text:span text:style-name="T24">findOneAndUpdate</text:span><text:span text:style-name="T21">(query,</text:span> <text:span text:style-name="T21">edit,</text:span> <text:span text:style-name="T20">function</text:span> <text:span text:style-name="T21">(err,</text:span> <text:span text:style-name="T21">result)</text:span> <text:span text:style-name="T21">{</text:span></text:p>
            <text:p text:style-name="P28"/>
            <text:p text:style-name="P24"><text:span text:style-name="T20">if</text:span> <text:span text:style-name="T21">(err)</text:span> <text:span text:style-name="T21">{</text:span></text:p>
            <text:p text:style-name="P24"><text:span text:style-name="T25">res</text:span><text:span text:style-name="T21">.</text:span><text:span text:style-name="T24">render</text:span><text:span text:style-name="T21">(</text:span><text:span text:style-name="T23">'home'</text:span><text:span text:style-name="T21">,</text:span> <text:span text:style-name="T21">{</text:span> message<text:span text:style-name="T22">:</text:span> <text:span text:style-name="T23">"Database error"</text:span><text:span text:style-name="T21">,</text:span> type<text:span text:style-name="T22">:</text:span> <text:span text:style-name="T23">"error"</text:span> <text:span text:style-name="T21">});</text:span></text:p>
            <text:p text:style-name="P24"><text:span text:style-name="T21">}</text:span> <text:span text:style-name="T20">else</text:span> <text:span text:style-name="T21">{</text:span></text:p>
            <text:p text:style-name="P28"/>
            <text:p text:style-name="P24"><text:span text:style-name="T25">Users</text:span><text:span text:style-name="T21">.</text:span><text:span text:style-name="T24">findOne</text:span><text:span text:style-name="T21">({</text:span> _id<text:span text:style-name="T22">:</text:span> <text:span text:style-name="T25">result</text:span><text:span text:style-name="T21">.</text:span><text:span text:style-name="T25">sellerId</text:span> <text:span text:style-name="T21">},</text:span> <text:span text:style-name="T20">function</text:span> <text:span text:style-name="T21">(err,</text:span> <text:span text:style-name="T21">user)</text:span> <text:span text:style-name="T21">{</text:span></text:p>
            <text:p text:style-name="P28"/>
            <text:p text:style-name="P24"><text:span text:style-name="T25">products</text:span><text:span text:style-name="T21">.</text:span><text:span text:style-name="T24">find</text:span><text:span text:style-name="T21">({},</text:span> <text:span text:style-name="T20">function</text:span> <text:span text:style-name="T21">(err,</text:span> <text:span text:style-name="T21">prod)</text:span> <text:span text:style-name="T21">{</text:span></text:p>
            <text:p text:style-name="P28"/>
            <text:p text:style-name="P24"><text:span text:style-name="T25">res</text:span><text:span text:style-name="T21">.</text:span><text:span text:style-name="T24">render</text:span><text:span text:style-name="T21">(</text:span><text:span text:style-name="T23">'home'</text:span><text:span text:style-name="T21">,</text:span> <text:span text:style-name="T21">{</text:span> user<text:span text:style-name="T22">:</text:span> <text:span text:style-name="T21">user,</text:span> products<text:span text:style-name="T22">:</text:span> <text:span text:style-name="T21">prod</text:span> <text:span text:style-name="T21">})</text:span></text:p>
            <text:p text:style-name="P28"/>
            <text:p text:style-name="P26">})</text:p>
            <text:p text:style-name="P26">})</text:p>
            <text:p text:style-name="P28"/>
            <text:p text:style-name="P26">}</text:p>
            <text:p text:style-name="P28"/>
            <text:p text:style-name="P26">})</text:p>
            <text:p text:style-name="P26">})</text:p>
            <text:p text:style-name="P24"><text:span text:style-name="T25">app</text:span><text:span text:style-name="T21">.</text:span><text:span text:style-name="T24">post</text:span><text:span text:style-name="T21">(</text:span><text:span text:style-name="T23">'/delete'</text:span><text:span text:style-name="T21">,</text:span> <text:span text:style-name="T20">function</text:span> <text:span text:style-name="T21">(req,</text:span> <text:span text:style-name="T21">res)</text:span> <text:span text:style-name="T21">{</text:span></text:p>
            <text:p text:style-name="P28"/>
            <text:p text:style-name="P24"><text:soft-page-break/><text:span text:style-name="T20">var</text:span> <text:span text:style-name="T21">details</text:span> <text:span text:style-name="T22">=</text:span> <text:span text:style-name="T25">req</text:span><text:span text:style-name="T21">.</text:span><text:span text:style-name="T25">body</text:span></text:p>
            <text:p text:style-name="P24"><text:span text:style-name="T20">var</text:span> <text:span text:style-name="T21">query</text:span> <text:span text:style-name="T22">=</text:span> <text:span text:style-name="T21">{</text:span> _id<text:span text:style-name="T22">:</text:span> <text:span text:style-name="T25">details</text:span><text:span text:style-name="T21">.</text:span><text:span text:style-name="T25">product_id</text:span> <text:span text:style-name="T21">}</text:span></text:p>
            <text:p text:style-name="P24"><text:span text:style-name="T26">console</text:span><text:span text:style-name="T21">.</text:span><text:span text:style-name="T22">log</text:span><text:span text:style-name="T21">(details)</text:span></text:p>
            <text:p text:style-name="P24"><text:span text:style-name="T25">products</text:span><text:span text:style-name="T21">.</text:span><text:span text:style-name="T24">findOneAndDelete</text:span><text:span text:style-name="T21">(query,</text:span> <text:span text:style-name="T20">function</text:span> <text:span text:style-name="T21">(err,</text:span> <text:span text:style-name="T21">result)</text:span> <text:span text:style-name="T21">{</text:span></text:p>
            <text:p text:style-name="P28"/>
            <text:p text:style-name="P24"><text:span text:style-name="T20">if</text:span> <text:span text:style-name="T21">(err)</text:span> <text:span text:style-name="T21">{</text:span></text:p>
            <text:p text:style-name="P24"><text:span text:style-name="T25">res</text:span><text:span text:style-name="T21">.</text:span><text:span text:style-name="T24">render</text:span><text:span text:style-name="T21">(</text:span><text:span text:style-name="T23">'home'</text:span><text:span text:style-name="T21">,</text:span> <text:span text:style-name="T21">{</text:span> message<text:span text:style-name="T22">:</text:span> <text:span text:style-name="T23">"Database error"</text:span><text:span text:style-name="T21">,</text:span> type<text:span text:style-name="T22">:</text:span> <text:span text:style-name="T23">"error"</text:span> <text:span text:style-name="T21">});</text:span></text:p>
            <text:p text:style-name="P24"><text:span text:style-name="T21">}</text:span> <text:span text:style-name="T20">else</text:span> <text:span text:style-name="T21">{</text:span></text:p>
            <text:p text:style-name="P28"/>
            <text:p text:style-name="P24"><text:span text:style-name="T25">Users</text:span><text:span text:style-name="T21">.</text:span><text:span text:style-name="T24">findOne</text:span><text:span text:style-name="T21">({</text:span> _id<text:span text:style-name="T22">:</text:span> <text:span text:style-name="T25">details</text:span><text:span text:style-name="T21">.</text:span><text:span text:style-name="T25">sellerId</text:span> <text:span text:style-name="T21">},</text:span> <text:span text:style-name="T20">function</text:span> <text:span text:style-name="T21">(err,</text:span> <text:span text:style-name="T21">user)</text:span> <text:span text:style-name="T21">{</text:span></text:p>
            <text:p text:style-name="P28"/>
            <text:p text:style-name="P24"><text:span text:style-name="T25">products</text:span><text:span text:style-name="T21">.</text:span><text:span text:style-name="T24">find</text:span><text:span text:style-name="T21">({},</text:span> <text:span text:style-name="T20">function</text:span> <text:span text:style-name="T21">(err,</text:span> <text:span text:style-name="T21">prod)</text:span> <text:span text:style-name="T21">{</text:span></text:p>
            <text:p text:style-name="P28"/>
            <text:p text:style-name="P24"><text:span text:style-name="T25">res</text:span><text:span text:style-name="T21">.</text:span><text:span text:style-name="T24">render</text:span><text:span text:style-name="T21">(</text:span><text:span text:style-name="T23">'home'</text:span><text:span text:style-name="T21">,</text:span> <text:span text:style-name="T21">{</text:span> user<text:span text:style-name="T22">:</text:span> <text:span text:style-name="T21">user,</text:span> products<text:span text:style-name="T22">:</text:span> <text:span text:style-name="T21">prod</text:span> <text:span text:style-name="T21">})</text:span></text:p>
            <text:p text:style-name="P28"/>
            <text:p text:style-name="P26">})</text:p>
            <text:p text:style-name="P26">})</text:p>
            <text:p text:style-name="P28"/>
            <text:p text:style-name="P26">}</text:p>
            <text:p text:style-name="P28"/>
            <text:p text:style-name="P26">})</text:p>
            <text:p text:style-name="P26">})</text:p>
            <text:p text:style-name="P28"/>
            <text:p text:style-name="P24"><text:span text:style-name="T25">app</text:span><text:span text:style-name="T21">.</text:span><text:span text:style-name="T24">listen</text:span><text:span text:style-name="T21">(</text:span><text:span text:style-name="T27">8080</text:span><text:span text:style-name="T21">)</text:span></text:p>
            <text:p text:style-name="P23"/>
            <text:p text:style-name="P23">Task <text:s/>Output Screenshot:</text:p>
          </table:table-cell>
        </table:table-row>
      </table:table>
      <text:h text:style-name="Heading_20_3" text:outline-level="3"><text:span text:style-name="T15">Deliverable</text:span></text:h>
      <text:p text:style-name="P10"><text:span text:style-name="T6">Compile a single word document by filling in the solution part and submit this Word file on LMS. This lab grading policy is as follows: The lab is graded between 0 to 10 marks. <text:s/>The submitted solution can get a maximum of 5 marks. At the end of each lab or in the next lab, there will be a viva/quiz related to the tasks. You must show the implementation of the tasks in the designing tool, along with your complete Word document to get your work graded. You must also submit this Word document on the LMS. In case of any problems with submissions on LMS, submit your Lab assignments by emailing it to Ms. Ayesha Asif: </text:span><text:a xlink:type="simple" xlink:href="mailto:ayesha.asif@seecs.edu.pk" text:style-name="ListLabel_20_85" text:visited-style-name="ListLabel_20_85"><text:span text:style-name="Internet_20_link"><text:span text:style-name="T6">ayesha.asif@seecs.edu.pk</text:span></text:span></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line-height="10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jspropertycolor" style:family="text" style:parent-style-name="Default_20_Paragraph_20_Font"/>
    <style:style style:name="jsnumbercolor" style:family="text" style:parent-style-name="Default_20_Paragraph_20_Font"/>
    <style:style style:name="jsstringcolor" style:family="text" style:parent-style-name="Default_20_Paragraph_20_Font"/>
    <style:style style:name="jscolor" style:family="text" style:parent-style-name="Default_20_Paragraph_20_Font"/>
    <style:style style:name="jskeywordcolor"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lit" style:family="text" style:parent-style-name="Default_20_Paragraph_20_Font"/>
    <style:style style:name="com" style:family="text" style:parent-style-name="Default_20_Paragraph_20_Font"/>
    <style:style style:name="dec" style:family="text" style:parent-style-name="Default_20_Paragraph_20_Font"/>
    <style:style style:name="tag" style:family="text" style:parent-style-name="Default_20_Paragraph_20_Font"/>
    <style:style style:name="atn" style:family="text" style:parent-style-name="Default_20_Paragraph_20_Font"/>
    <style:style style:name="atv" style:family="text" style:parent-style-name="Default_20_Paragraph_20_Font"/>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style:font-name="Times New Roman" fo:font-family="'Times New Roman'" style:font-family-generic="roman" style:font-pitch="variable" fo:font-size="12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6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6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3'"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3'"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3'"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3'"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3'"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3'"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3'"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3'"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3'"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7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draw:frame draw:style-name="Mfr1" draw:name="Picture 1" text:anchor-type="as-char" svg:width="6.5in" svg:height="0.8957in" draw:z-index="5"><draw:image xlink:href="Pictures/10000000000003B60000005159D5B46D3E059B9B.png" xlink:type="simple" xlink:show="embed" xlink:actuate="onLoad" loext:mime-type="image/png"/></draw:frame></text:p>
      </style:header>
      <style:footer>
        <text:p text:style-name="MP1"><text:span text:style-name="MT1">CS213: Advanced Programming<text:tab/>Page </text:span><text:span text:style-name="MT1"><text:page-number text:select-page="current">4</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yam Sajjad</meta:initial-creator>
    <meta:editing-cycles>9</meta:editing-cycles>
    <meta:creation-date>2019-11-13T09:32:00</meta:creation-date>
    <dc:date>2019-11-17T20:37:36.844510056</dc:date>
    <meta:editing-duration>PT25M48S</meta:editing-duration>
    <meta:generator>LibreOffice/6.2.7.1$Linux_X86_64 LibreOffice_project/20$Build-1</meta:generator>
    <meta:document-statistic meta:table-count="1" meta:image-count="1" meta:object-count="0" meta:page-count="6" meta:paragraph-count="135" meta:word-count="721" meta:character-count="4942" meta:non-whitespace-character-count="4343"/>
    <meta:user-defined meta:name="AppVersion">15.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